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4ed" officeooo:paragraph-rsid="000104ed"/>
    </style:style>
    <style:style style:name="P2" style:family="paragraph" style:parent-style-name="Standard">
      <style:text-properties officeooo:rsid="0001a716" officeooo:paragraph-rsid="0001a7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ème 5 avec : Alex Mangenot </text:p>
      <text:p text:style-name="P2"/>
      <text:p text:style-name="P1">Presentation + démo</text:p>
      <text:p text:style-name="P1">exemples de mise en oeuvre</text:p>
      <text:p text:style-name="P1">un point sur l’implatantion sur les navigateur (les quels supportent quoi)</text:p>
      <text:p text:style-name="P1">citer les sources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1-09-17T10:37:00.067000000</dc:date>
    <meta:editing-duration>PT1M8S</meta:editing-duration>
    <meta:editing-cycles>3</meta:editing-cycles>
    <meta:document-statistic meta:table-count="0" meta:image-count="0" meta:object-count="0" meta:page-count="1" meta:paragraph-count="5" meta:word-count="29" meta:character-count="167" meta:non-whitespace-character-count="142"/>
  </office:meta>
</office:document-meta>
</file>